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Standard">
      <style:text-properties officeooo:paragraph-rsid="006c0eef"/>
    </style:style>
    <style:style style:name="P55" style:family="paragraph" style:parent-style-name="Heading_20_1" style:master-page-name="First_20_Page">
      <style:paragraph-properties style:page-number="auto"/>
    </style:style>
    <style:style style:name="P56" style:family="paragraph" style:parent-style-name="Heading_20_1">
      <style:text-properties officeooo:paragraph-rsid="0019cf42"/>
    </style:style>
    <style:style style:name="P57" style:family="paragraph" style:parent-style-name="Heading_20_2">
      <style:text-properties officeooo:paragraph-rsid="004a26ea"/>
    </style:style>
    <style:style style:name="P58" style:family="paragraph" style:parent-style-name="Heading_20_2">
      <style:text-properties officeooo:paragraph-rsid="001db8fc"/>
    </style:style>
    <style:style style:name="P59" style:family="paragraph" style:parent-style-name="Heading_20_2">
      <style:text-properties officeooo:rsid="006c0eef" officeooo:paragraph-rsid="006c0eef"/>
    </style:style>
    <style:style style:name="P60" style:family="paragraph" style:parent-style-name="Heading_20_2" style:list-style-name="">
      <style:paragraph-properties fo:orphans="2" fo:widows="2"/>
    </style:style>
    <style:style style:name="P61" style:family="paragraph" style:parent-style-name="Heading_20_2">
      <style:paragraph-properties fo:break-before="page"/>
    </style:style>
    <style:style style:name="P62" style:family="paragraph" style:parent-style-name="Standard" style:list-style-name="L1"/>
    <style:style style:name="P63" style:family="paragraph" style:parent-style-name="Standard" style:list-style-name="L1">
      <style:text-properties style:font-name="Times New Roman"/>
    </style:style>
    <style:style style:name="P64" style:family="paragraph" style:parent-style-name="Standard" style:master-page-name="Landscape">
      <style:paragraph-properties style:page-number="auto"/>
      <style:text-properties officeooo:paragraph-rsid="0010bd19"/>
    </style:style>
    <style:style style:name="P65" style:family="paragraph">
      <style:paragraph-properties style:writing-mode="lr-tb"/>
      <style:text-properties style:font-name="Times New Roman1" fo:font-size="1pt"/>
    </style:style>
    <style:style style:name="P66" style:family="paragraph">
      <loext:graphic-properties draw:fill="solid" draw:fill-color="#c0c0c0" draw:opacity="50%"/>
      <style:paragraph-properties style:writing-mode="lr-tb"/>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T45" style:family="text">
      <style:text-properties officeooo:rsid="006d1fb7"/>
    </style:style>
    <style:style style:name="T46" style:family="text">
      <style:text-properties style:font-name="Times New Roman1"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0886912" text:id="ct105553180886912">
          <text:insertion>
            <office:change-info>
              <dc:creator>Bob Jacobsen</dc:creator>
              <dc:date>2025-01-06T11:00:44</dc:date>
            </office:change-info>
          </text:insertion>
        </text:changed-region>
        <text:changed-region xml:id="ct105553181049312" text:id="ct105553181049312">
          <text:insertion>
            <office:change-info>
              <dc:creator>Bob Jacobsen</dc:creator>
              <dc:date>2025-01-06T11:03: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6"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63">The OpenLCB Message Network Standard, which <text:span text:style-name="T13">defines the basic messages and how they interact. Higher-level protocols are based on this message network, but are defined elsewhere.</text:span></text:p>
        </text:list-item>
        <text:list-item>
          <text:p text:style-name="P62">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7"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8"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P59" text:outline-level="2"><text:bookmark-start text:name="__RefHeading___Toc2172_3974182484"/><text:change-start text:change-id="ct105553180886912"/>Locally-<text:span text:style-name="T45">Allocated</text:span> Identifiers<text:bookmark-end text:name="__RefHeading___Toc2172_3974182484"/></text:h>
      <text:p text:style-name="P54">This Unique Identifier range (starting with the most significant byte value of 0x0A) is reserved for the creation of locally-<text:span text:style-name="T45">allocated</text:span> identifiers. <text:s/>For example, a club might <text:span text:style-name="T45">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45">allocated</text:span> IDs.</text:p>
      <text:h text:style-name="P60" text:outline-level="2"><text:change-end text:change-id="ct105553180886912"/><text:change-start text:change-id="ct105553181049312"/></text:h>
      <text:h text:style-name="P61" text:outline-level="2"><text:bookmark-start text:name="__RefHeading___Toc3465_1635234148"/><text:change-end text:change-id="ct105553181049312"/>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text:s/>Introduction (Informative)<text:tab/>1</text:p>
          <text:p text:style-name="P47"><text:s/>2 <text:s/>Intended Use (Informative)<text:tab/>1</text:p>
          <text:p text:style-name="P47"><text:s/>3 <text:s/>References and Context (Normative)<text:tab/>1</text:p>
          <text:p text:style-name="P47"><text:s/>4 <text:s/>Format (Normative)<text:tab/>1</text:p>
          <text:p text:style-name="P47"><text:s/>5 <text:s/>Allocation (Normative)<text:tab/>1</text:p>
          <text:p text:style-name="P46"><text:s/>5.1 <text:s/>Overview<text:tab/>2</text:p>
          <text:p text:style-name="P46"><text:s/>5.2 <text:s/>Reserved Leading Zero<text:tab/>2</text:p>
          <text:p text:style-name="P46"><text:s/>5.3 <text:s/>Well-Known Global Identifiers<text:tab/>3</text:p>
          <text:p text:style-name="P46"><text:s/>5.4 <text:s/>Manufacturer Specific<text:tab/>3</text:p>
          <text:p text:style-name="P46"><text:s/>5.5 <text:s/>Self-Assigning Groups<text:tab/>4</text:p>
          <text:p text:style-name="P46"><text:s/>5.6 <text:s/>Assigned by Software at Runtime<text:tab/>5</text:p>
          <text:p text:style-name="P46"><text:s/>5.7 <text:s/>Specifically Assigned by Request<text:tab/>5</text:p>
          <text:p text:style-name="P46"><text:s/>5.8 <text:s/>Locomotive Control Systems<text:tab/>5</text:p>
          <text:p text:style-name="P46"><text:s/>5.9 <text:s/>RFID and NFC<text:tab/>6</text:p>
          <text:p text:style-name="P46"><text:s/>5.10 <text:s/>Temporary Assigned by Software at Runtime<text:tab/>7</text:p>
          <text:p text:style-name="P46"><text:s/>5.11 <text:s/>Long (16-bit) NMRA DCC Manufacturer Specific<text:tab/>8</text:p>
          <text:p text:style-name="P46"><text:s/>5.12 <text:s/>Locally-Meaningful Identifiers<text:tab/>8</text:p>
          <text:p text:style-name="P46"><text:s/>5.13 <text:s/>Reserved Unique Identifiers<text:tab/>9</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Times New Roman1"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3" svg:width="7.9996in" svg:height="2.5469in" draw:transform="rotate (0.785398163397448) translate (0.984027777777778in 5.17777777777778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6</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7, 2025</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58743438320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Landscape" style:page-layout-name="Mpm3" draw:style-name="Mdp1">
      <style:header>
        <text:p text:style-name="MP10">OpenLCB Unique Identifiers Standard<draw:custom-shape text:anchor-type="char" draw:z-index="9" draw:name="PowerPlusWaterMarkObject" draw:style-name="Mgr3" draw:text-style-name="MP3" svg:width="6.9248in" svg:height="2.2043in" draw:transform="rotate (0.785398163397448) translate (0.234722222222222in 5.992951662292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3" svg:width="4.4878in" svg:height="1.4287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3" svg:width="7.3185in" svg:height="2.330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9</meta:editing-cycles>
    <meta:editing-duration>P1DT16H34M30S</meta:editing-duration>
    <meta:generator>LibreOffice/7.4.6.2$MacOSX_X86_64 LibreOffice_project/5b1f5509c2decdade7fda905e3e1429a67acd63d</meta:generator>
    <dc:date>2025-01-07T16:26:57.927312032</dc:date>
    <meta:printed-by>Bob Jacobsen</meta:printed-by>
    <meta:print-date>2010-10-24T14:21:59</meta:print-date>
    <dc:creator>Bob Jacobsen</dc:creator>
    <meta:document-statistic meta:table-count="12" meta:image-count="1" meta:object-count="0" meta:page-count="10" meta:paragraph-count="553" meta:word-count="2549" meta:character-count="15194" meta:non-whitespace-character-count="13049"/>
    <meta:user-defined meta:name="OLCBdate">January 7, 2025</meta:user-defined>
    <meta:user-defined meta:name="OLCBstatus">Draft</meta:user-defined>
    <meta:user-defined meta:name="OLCByear">2025</meta:user-defined>
  </office:meta>
</office:document-meta>
</file>